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ffffff" draw:textarea-horizontal-align="justify" draw:textarea-vertical-align="middle" draw:auto-grow-height="false" fo:min-height="1.518cm" fo:min-width="1.268cm"/>
    </style:style>
    <style:style style:name="gr2" style:family="graphic" style:parent-style-name="standard">
      <style:graphic-properties svg:stroke-color="#808080" draw:fill-color="#ffffff" draw:textarea-horizontal-align="justify" draw:textarea-vertical-align="middle" draw:auto-grow-height="false" fo:min-height="1.801cm" fo:min-width="1.551cm"/>
    </style:style>
    <style:style style:name="gr3" style:family="graphic" style:parent-style-name="standard">
      <style:graphic-properties svg:stroke-color="#808080" draw:fill-color="#ffffff" draw:textarea-horizontal-align="justify" draw:textarea-vertical-align="middle" draw:auto-grow-height="false" fo:min-height="1.943cm" fo:min-width="1.693cm"/>
    </style:style>
    <style:style style:name="gr4" style:family="graphic" style:parent-style-name="standard">
      <style:graphic-properties svg:stroke-color="#808080" draw:fill-color="#ffffff" draw:textarea-horizontal-align="justify" draw:textarea-vertical-align="middle" draw:auto-grow-height="false" fo:min-height="2.083cm" fo:min-width="1.833cm"/>
    </style:style>
    <style:style style:name="gr5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cm" svg:height="2.5cm" svg:x="2.5cm" svg:y="6cm">
          <text:p text:style-name="P1">Start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899cm" svg:height="2.899cm" svg:x="6.401cm" svg:y="3.301cm">
          <text:p text:style-name="P1">Big</text:p>
          <text:p text:style-name="P1">Sleep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3.099cm" svg:height="3.099cm" svg:x="9.101cm" svg:y="7.1cm">
          <text:p text:style-name="P1">Screen</text:p>
          <text:p text:style-name="P1">Locked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899cm" svg:height="2.899cm" svg:x="4.501cm" svg:y="9.7cm">
          <text:p text:style-name="P1">User</text:p>
          <text:p text:style-name="P1">Active</text:p>
          <text:p text:style-name="P1">Stat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5" draw:id="id5" draw:layer="layout" svg:width="3.099cm" svg:height="3.099cm" svg:x="10.601cm" svg:y="12.001cm">
          <text:p text:style-name="P1">WriteTo</text:p>
          <text:p text:style-name="P1">File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3.299cm" svg:height="3.299cm" svg:x="15.3cm" svg:y="6.4cm">
          <text:p text:style-name="P1">Reminder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2.899cm" svg:height="2.899cm" svg:x="15.6cm" svg:y="11.901cm">
          <text:p text:style-name="P1">Small</text:p>
          <text:p text:style-name="P1">Sleep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3.75cm" svg:y1="6cm" svg:x2="6.401cm" svg:y2="4.751cm" draw:start-shape="id1" draw:start-glue-point="4" draw:end-shape="id2" draw:end-glue-point="6" svg:d="M3750 6000c0-833 883-1249 2651-1249" svg:viewBox="0 0 2652 1250">
          <text:p/>
        </draw:connector>
        <draw:connector draw:style-name="gr5" draw:text-style-name="P3" draw:layer="layout" draw:type="curve" svg:x1="7.851cm" svg:y1="6.2cm" svg:x2="5.951cm" svg:y2="9.7cm" draw:start-shape="id2" draw:start-glue-point="8" draw:end-shape="id3" draw:end-glue-point="4" svg:d="M7851 6200c0 2625-1900 875-1900 3500" svg:viewBox="0 0 1901 3501">
          <text:p/>
        </draw:connector>
        <draw:connector draw:style-name="gr5" draw:text-style-name="P3" draw:layer="layout" draw:type="curve" svg:x1="7.851cm" svg:y1="6.2cm" svg:x2="9.554cm" svg:y2="7.553cm" draw:start-shape="id2" draw:start-glue-point="8" draw:end-shape="id4" draw:end-glue-point="5" svg:d="M7851 6200c0 902 567 1353 1703 1353" svg:viewBox="0 0 1704 1354">
          <text:p/>
        </draw:connector>
        <draw:connector draw:style-name="gr5" draw:text-style-name="P3" draw:layer="layout" draw:type="curve" svg:x1="6.976cm" svg:y1="12.175cm" svg:x2="11.054cm" svg:y2="12.454cm" draw:start-shape="id3" draw:start-glue-point="9" draw:end-shape="id5" draw:end-glue-point="5" svg:d="M6976 12175c3036 0 997 279 4078 279" svg:viewBox="0 0 4079 280">
          <text:p/>
        </draw:connector>
        <draw:connector draw:style-name="gr5" draw:text-style-name="P3" draw:layer="layout" draw:type="curve" svg:x1="10.651cm" svg:y1="10.199cm" svg:x2="12.151cm" svg:y2="12.001cm" draw:start-shape="id4" draw:start-glue-point="8" draw:end-shape="id5" draw:end-glue-point="4" svg:d="M10651 10199c0 1351 1500 451 1500 1802" svg:viewBox="0 0 1501 1803">
          <text:p/>
        </draw:connector>
        <draw:connector draw:style-name="gr5" draw:text-style-name="P3" draw:layer="layout" draw:type="curve" svg:x1="13.247cm" svg:y1="12.454cm" svg:x2="9.3cm" svg:y2="4.751cm" draw:start-shape="id5" draw:start-glue-point="11" draw:end-shape="id2" draw:end-glue-point="10" svg:d="M13247 12454c0-5136-1315-7703-3947-7703" svg:viewBox="0 0 3948 7704">
          <text:p/>
        </draw:connector>
        <draw:connector draw:style-name="gr5" draw:text-style-name="P3" draw:layer="layout" draw:type="curve" svg:x1="13.7cm" svg:y1="13.551cm" svg:x2="15.783cm" svg:y2="9.216cm" draw:start-shape="id5" draw:start-glue-point="10" draw:end-shape="id6" draw:end-glue-point="7" svg:d="M13700 13551c1200 0 159-4335 2083-4335" svg:viewBox="0 0 2084 4336">
          <text:p/>
        </draw:connector>
        <draw:connector draw:style-name="gr5" draw:text-style-name="P3" draw:layer="layout" draw:type="curve" svg:x1="16.95cm" svg:y1="9.699cm" svg:x2="17.05cm" svg:y2="11.901cm" draw:start-shape="id6" draw:start-glue-point="8" draw:end-shape="id7" draw:end-glue-point="4" svg:d="M16950 9699c0 1651 100 551 100 2202" svg:viewBox="0 0 101 2203">
          <text:p/>
        </draw:connector>
        <draw:connector draw:style-name="gr5" draw:text-style-name="P3" draw:layer="layout" draw:type="curve" svg:x1="17.05cm" svg:y1="14.8cm" svg:x2="13.247cm" svg:y2="14.647cm" draw:start-shape="id7" draw:start-glue-point="8" draw:end-shape="id5" draw:end-glue-point="9" svg:d="M17050 14800c0 1201-3803 1278-3803-153" svg:viewBox="0 0 3804 10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33333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1T20:43:37.987211122</meta:creation-date>
    <dc:date>2019-06-21T20:54:23.848881177</dc:date>
    <meta:editing-duration>PT35S</meta:editing-duration>
    <meta:editing-cycles>1</meta:editing-cycles>
    <meta:document-statistic meta:object-count="16"/>
    <meta:generator>LibreOffice/5.1.6.2$Linux_X86_64 LibreOffice_project/10m0$Build-2</meta:generator>
  </office:meta>
</office:document-meta>
</file>